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Bunales</text:p>
      <text:p text:style-name="Standard">01-16-09</text:p>
      <text:p text:style-name="Standard">Client-Side Programming</text:p>
      <text:p text:style-name="Standard">Block vs. Inline</text:p>
      <text:p text:style-name="Standard"/>
      <text:p text:style-name="Standard"/>
      <text:p text:style-name="Standard"><text:tab/>Block-level element tags lets you create content in an invisible box, separating it from other content with a new line before and after the content. </text:p>
      <text:p text:style-name="Standard"><text:tab/></text:p>
      <text:p text:style-name="Standard"><text:tab/>Inline-level element tags don't separate their content and <text:s/>only take up as much space as needed and doesn't force new lin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9-01-16T10:33:20</meta:creation-date>
    <dc:date>2009-01-16T10:53:58</dc:date>
    <dc:language>en-US</dc:language>
    <meta:editing-cycles>2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59" meta:character-count="338"/>
  </office:meta>
</office:document-meta>
</file>